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6000003970E3D7FE5CD5CD1E5.png" manifest:media-type="image/png"/>
  <manifest:file-entry manifest:full-path="Pictures/10000001000003F9000001B3391B91F790E8A803.png" manifest:media-type="image/png"/>
  <manifest:file-entry manifest:full-path="Pictures/10000001000003F9000001B34D81A781C87E832F.png" manifest:media-type="image/png"/>
  <manifest:file-entry manifest:full-path="Pictures/10000001000003F9000001B3E991163839FA76EA.png" manifest:media-type="image/png"/>
  <manifest:file-entry manifest:full-path="Pictures/100000010000026D000001B3013F566E76BCD88A.png" manifest:media-type="image/png"/>
  <manifest:file-entry manifest:full-path="Pictures/10000001000002260000010B291DDB0FA764A256.png" manifest:media-type="image/png"/>
  <manifest:file-entry manifest:full-path="Pictures/100000010000021400000193787228637C33E2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162e2" officeooo:paragraph-rsid="00091fa4"/>
    </style:style>
    <style:style style:name="P2" style:family="paragraph" style:parent-style-name="Standard">
      <style:paragraph-properties fo:text-align="start" style:justify-single-word="false"/>
      <style:text-properties officeooo:rsid="0013e6b2" officeooo:paragraph-rsid="0013e6b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4.554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Image1" text:anchor-type="char" svg:x="0.631cm" svg:y="0.425cm" svg:width="11.444cm" svg:height="8.67cm" draw:z-index="0"><draw:image xlink:href="Pictures/100000010000021400000193787228637C33E23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6" text:anchor-type="char" svg:x="0.686cm" svg:y="0.169cm" svg:width="14.552cm" svg:height="7.064cm" draw:z-index="5"><draw:image xlink:href="Pictures/10000001000002260000010B291DDB0FA764A256.png" xlink:type="simple" xlink:show="embed" xlink:actuate="onLoad" draw:mime-type="image/png"/></draw:frame></text:p>
      <text:p text:style-name="P1"><draw:frame draw:style-name="fr3" draw:name="Image5" text:anchor-type="char" svg:x="0.732cm" svg:y="0.071cm" svg:width="10.816cm" svg:height="8.326cm" draw:z-index="4"><draw:image xlink:href="Pictures/100000010000026D000001B3013F566E76BCD88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4" text:anchor-type="char" svg:x="0.365cm" svg:y="0.474cm" svg:width="17cm" svg:height="7.271cm" draw:z-index="3"><draw:image xlink:href="Pictures/10000001000003F9000001B3E991163839FA76EA.png" xlink:type="simple" xlink:show="embed" xlink:actuate="onLoad" draw:mime-type="image/png"/></draw:frame><draw:frame draw:style-name="fr2" draw:name="Image3" text:anchor-type="char" svg:x="0.415cm" svg:y="7.886cm" svg:width="17cm" svg:height="7.271cm" draw:z-index="2"><draw:image xlink:href="Pictures/10000001000003F9000001B34D81A781C87E832F.png" xlink:type="simple" xlink:show="embed" xlink:actuate="onLoad" draw:mime-type="image/png"/></draw:frame><draw:frame draw:style-name="fr2" draw:name="Image2" text:anchor-type="char" svg:x="0.504cm" svg:y="15.192cm" svg:width="17cm" svg:height="7.271cm" draw:z-index="1"><draw:image xlink:href="Pictures/10000001000003F9000001B3391B91F790E8A80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7" text:anchor-type="char" svg:width="17cm" svg:height="14.935cm" draw:z-index="6"><draw:image xlink:href="Pictures/1000000100000416000003970E3D7FE5CD5CD1E5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7:29:30.384607817</meta:creation-date>
    <dc:date>2023-12-12T23:36:26.531040442</dc:date>
    <meta:editing-duration>PT1H21M27S</meta:editing-duration>
    <meta:editing-cycles>12</meta:editing-cycles>
    <meta:generator>LibreOffice/7.3.7.2$Linux_X86_64 LibreOffice_project/30$Build-2</meta:generator>
    <meta:document-statistic meta:table-count="0" meta:image-count="7" meta:object-count="0" meta:page-count="3" meta:paragraph-count="0" meta:word-count="0" meta:character-count="0" meta:non-whitespace-character-count="0"/>
  </office:meta>
</office:document-meta>
</file>